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a98" officeooo:paragraph-rsid="001d5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read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23:32:56.116000000</meta:creation-date>
    <dc:date>2022-10-26T23:34:21.238000000</dc:date>
    <meta:editing-duration>PT1M27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7.4.1.2$Windows_X86_64 LibreOffice_project/3c58a8f3a960df8bc8fd77b461821e42c061c5f0</meta:generator>
  </office:meta>
</office:document-meta>
</file>